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ITELBLATT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header>
                <text:p/>
              </text:list-header>
            </text:list>
            <text:p>1 Einleitung/Idee</text:p>
            <text:p>2 Related Work</text:p>
            <text:p>3 Grundlagen</text:p>
            <text:p>4 Vorgehen</text:p>
            <text:p>5 Ergebnisse</text:p>
            <text:p>6 Zusammenfassung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1 Einleitung/Ide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Siehe Pitchvortrag reinkopier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2 Related Work</text:p>
          </draw:text-box>
        </draw:frame>
        <draw:frame presentation:style-name="pr2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3 Grundlagen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4 Vorgehen - Daten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4 Vorgehen – Berechnung der Influence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4 Vorgehen – Vorhersage individueller Influence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4 Vorgehen – Rolle des Contents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4 Vorgehen – Targeting Strategien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(targeting = Zielgruppenansprach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5 Ergebnisse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6 Zusammenfassung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Quellen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Everyone's an Influenc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38M51S</meta:editing-duration>
    <meta:editing-cycles>5</meta:editing-cycles>
    <meta:generator>OpenOffice/4.1.2$Win32 OpenOffice.org_project/412m3$Build-9782</meta:generator>
    <dc:date>2017-12-21T15:52:52.72</dc:date>
    <dc:creator>Edward Kupfer</dc:creator>
    <meta:document-statistic meta:object-count="73"/>
  </office:meta>
</office:document-meta>
</file>